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2A000000F86BFD3EF964AB1890.png" manifest:media-type="image/png"/>
  <manifest:file-entry manifest:full-path="Pictures/100000000000092A00000008FD1C6ABF3D778EF0.jpg" manifest:media-type="image/jpeg"/>
  <manifest:file-entry manifest:full-path="Pictures/100000000000092B000002083B9B7F99230330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2"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style:font-size-asian="10pt"/>
    </style:style>
    <style:style style:name="P12"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3" style:family="paragraph" style:parent-style-name="Standard">
      <style:paragraph-properties fo:margin-top="0cm" fo:margin-bottom="0cm" loext:contextual-spacing="false" fo:line-height="100%" fo:text-align="justify" style:justify-single-word="false"/>
      <style:text-properties fo:language="en" fo:country="GB"/>
    </style:style>
    <style:style style:name="P14" style:family="paragraph" style:parent-style-name="_5f_afiliacao">
      <style:paragraph-properties fo:margin-top="0cm" fo:margin-bottom="0cm" loext:contextual-spacing="false" fo:line-height="100%"/>
      <style:text-properties fo:language="en" fo:country="GB"/>
    </style:style>
    <style:style style:name="P15" style:family="paragraph" style:parent-style-name="_5f_resumo">
      <style:paragraph-properties fo:margin-top="0cm" fo:margin-bottom="0cm" loext:contextual-spacing="false" fo:line-height="100%"/>
    </style:style>
    <style:style style:name="P16" style:family="paragraph" style:parent-style-name="_5f_resumo">
      <style:paragraph-properties fo:margin-top="0cm" fo:margin-bottom="0cm" loext:contextual-spacing="false" fo:line-height="100%"/>
      <style:text-properties fo:language="en" fo:country="GB"/>
    </style:style>
    <style:style style:name="P17" style:family="paragraph" style:parent-style-name="_5f_resumo">
      <style:paragraph-properties fo:margin-top="0cm" fo:margin-bottom="0cm" loext:contextual-spacing="false" fo:line-height="100%"/>
      <style:text-properties officeooo:rsid="003ee83d" officeooo:paragraph-rsid="003ee83d"/>
    </style:style>
    <style:style style:name="P18"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19" style:family="paragraph" style:parent-style-name="_5f_link_5f_revista">
      <style:paragraph-properties fo:margin-top="0cm" fo:margin-bottom="0cm" loext:contextual-spacing="false" fo:line-height="100%"/>
    </style:style>
    <style:style style:name="P20" style:family="paragraph" style:parent-style-name="_5f_link_5f_revista">
      <style:paragraph-properties fo:margin-top="0cm" fo:margin-bottom="0cm" loext:contextual-spacing="false" fo:line-height="100%"/>
      <style:text-properties officeooo:rsid="002c0c3f" officeooo:paragraph-rsid="002c0c3f"/>
    </style:style>
    <style:style style:name="P21" style:family="paragraph" style:parent-style-name="Standard">
      <style:paragraph-properties fo:margin-left="5.001cm" fo:margin-right="0cm" fo:text-indent="0cm" style:auto-text-indent="false"/>
    </style:style>
    <style:style style:name="P22"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3" style:family="paragraph" style:parent-style-name="Standard">
      <style:paragraph-properties fo:margin-left="5.001cm" fo:margin-right="0cm" fo:text-indent="0cm" style:auto-text-indent="false"/>
      <style:text-properties officeooo:rsid="0012d73c" officeooo:paragraph-rsid="0012d73c"/>
    </style:style>
    <style:style style:name="P24" style:family="paragraph" style:parent-style-name="Standard">
      <style:paragraph-properties fo:margin-left="5.001cm" fo:margin-right="0cm" fo:text-align="justify" style:justify-single-word="false" fo:text-indent="0cm" style:auto-text-indent="false"/>
    </style:style>
    <style:style style:name="P25"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6"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7"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30"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3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3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paragraph-rsid="0038d609"/>
    </style:style>
    <style:style style:name="P33"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34"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35"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36" style:family="paragraph" style:parent-style-name="Standard">
      <style:paragraph-properties fo:margin-left="5.001cm" fo:margin-right="0cm" fo:text-align="justify" style:justify-single-word="false" fo:text-indent="0cm" style:auto-text-indent="false" style:writing-mode="lr-tb"/>
    </style:style>
    <style:style style:name="P37"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38" style:family="paragraph" style:parent-style-name="Standard">
      <style:paragraph-properties fo:margin-top="0cm" fo:margin-bottom="0.282cm" loext:contextual-spacing="false" fo:line-height="108%"/>
      <style:text-properties fo:color="#262626"/>
    </style:style>
    <style:style style:name="P39" style:family="paragraph" style:parent-style-name="Standard">
      <style:paragraph-properties fo:margin-top="0cm" fo:margin-bottom="0.282cm" loext:contextual-spacing="false" fo:line-height="108%"/>
    </style:style>
    <style:style style:name="P40"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41"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42"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43"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44"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45"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46" style:family="paragraph" style:parent-style-name="Quotations">
      <style:paragraph-properties fo:margin-left="6.001cm" fo:margin-right="0cm" fo:text-indent="0cm" style:auto-text-indent="false"/>
    </style:style>
    <style:style style:name="P47"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48" style:family="paragraph" style:parent-style-name="_5f_titulo_5f_principal">
      <style:paragraph-properties fo:margin-top="0.847cm" fo:margin-bottom="0cm" loext:contextual-spacing="false" fo:line-height="100%"/>
    </style:style>
    <style:style style:name="P49" style:family="paragraph" style:parent-style-name="_5f_secao_5f_prim_5f_central">
      <style:paragraph-properties fo:margin-top="0.847cm" fo:margin-bottom="0cm" loext:contextual-spacing="false" fo:line-height="100%"/>
    </style:style>
    <style:style style:name="P50" style:family="paragraph" style:parent-style-name="_5f_secao_5f_prim_5f_central">
      <style:paragraph-properties fo:margin-top="0.847cm" fo:margin-bottom="0cm" loext:contextual-spacing="false" fo:line-height="100%"/>
      <style:text-properties fo:language="en" fo:country="GB"/>
    </style:style>
    <style:style style:name="P51" style:family="paragraph" style:parent-style-name="_5f_secao_5f_primaria">
      <style:text-properties officeooo:rsid="00215cb6" officeooo:paragraph-rsid="00215cb6"/>
    </style:style>
    <style:style style:name="P52" style:family="paragraph" style:parent-style-name="_5f_secao_5f_primaria">
      <style:text-properties officeooo:rsid="00274bd4" officeooo:paragraph-rsid="00274bd4"/>
    </style:style>
    <style:style style:name="P53" style:family="paragraph" style:parent-style-name="_5f_secao_5f_primaria">
      <style:text-properties fo:color="#262626" style:font-name="Calibri" fo:font-size="11pt" fo:language="pt" fo:country="BR" style:font-name-asian="Calibri2" style:font-size-asian="11pt" style:language-asian="en" style:country-asian="US" style:font-size-complex="11pt"/>
    </style:style>
    <style:style style:name="P54" style:family="paragraph" style:parent-style-name="_5f_afiliacao">
      <style:text-properties officeooo:paragraph-rsid="000ecea2"/>
    </style:style>
    <style:style style:name="P55"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56" style:family="paragraph" style:parent-style-name="_5f_texto_5f_tabelas_5f_ilustracoes">
      <style:paragraph-properties fo:margin-left="0cm" fo:margin-right="0cm" fo:text-align="center" style:justify-single-word="false" fo:text-indent="0cm" style:auto-text-indent="false"/>
    </style:style>
    <style:style style:name="P57"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58"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59"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60"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61"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341871"/>
    </style:style>
    <style:style style:name="P62"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63" style:family="paragraph" style:parent-style-name="_5f_secao_5f_secundaria">
      <style:text-properties officeooo:rsid="0010bcad" officeooo:paragraph-rsid="0010bcad"/>
    </style:style>
    <style:style style:name="P64" style:family="paragraph" style:parent-style-name="_5f_secao_5f_secundaria">
      <style:text-properties officeooo:rsid="0012d73c" officeooo:paragraph-rsid="0012d73c"/>
    </style:style>
    <style:style style:name="P65" style:family="paragraph" style:parent-style-name="_5f_secao_5f_secundaria">
      <style:text-properties officeooo:rsid="00145200" officeooo:paragraph-rsid="00145200"/>
    </style:style>
    <style:style style:name="P66" style:family="paragraph" style:parent-style-name="_5f_secao_5f_secundaria">
      <style:text-properties officeooo:rsid="002001b6" officeooo:paragraph-rsid="002001b6"/>
    </style:style>
    <style:style style:name="P67" style:family="paragraph" style:parent-style-name="_5f_secao_5f_primaria">
      <style:paragraph-properties fo:margin-left="0cm" fo:margin-right="0cm" fo:text-indent="0cm" style:auto-text-indent="false"/>
      <style:text-properties fo:color="#262626" style:font-name="Calibri" fo:font-size="11pt" fo:language="pt" fo:country="BR" style:font-name-asian="Calibri2" style:font-size-asian="11pt" style:language-asian="en" style:country-asian="US" style:font-size-complex="11pt"/>
    </style:style>
    <style:style style:name="P68"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69" style:family="paragraph" style:parent-style-name="Standard">
      <style:paragraph-properties fo:margin-left="5.001cm" fo:margin-right="0cm" fo:margin-top="0cm" fo:margin-bottom="0.212cm" loext:contextual-spacing="false" fo:text-align="justify" style:justify-single-word="false" fo:text-indent="0cm" style:auto-text-indent="false"/>
    </style:style>
    <style:style style:name="P70"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officeooo:paragraph-rsid="0010bcad"/>
    </style:style>
    <style:style style:name="P71"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style:style>
    <style:style style:name="P7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rsid="003c92c9" officeooo:paragraph-rsid="003c92c9"/>
    </style:style>
    <style:style style:name="P7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rsid="0049349d" officeooo:paragraph-rsid="003c92c9"/>
    </style:style>
    <style:style style:name="P7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rsid="004d235c" officeooo:paragraph-rsid="004d235c"/>
    </style:style>
    <style:style style:name="P75"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76" style:family="paragraph" style:parent-style-name="Standard" style:list-style-name="L1">
      <style:paragraph-properties fo:text-align="justify" style:justify-single-word="false" style:writing-mode="lr-tb"/>
    </style:style>
    <style:style style:name="P77"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language="en" fo:country="GB"/>
    </style:style>
    <style:style style:name="T5" style:family="text">
      <style:text-properties officeooo:rsid="000ecea2"/>
    </style:style>
    <style:style style:name="T6" style:family="text">
      <style:text-properties officeooo:rsid="000fec1e"/>
    </style:style>
    <style:style style:name="T7" style:family="text">
      <style:text-properties officeooo:rsid="0010bcad"/>
    </style:style>
    <style:style style:name="T8" style:family="text">
      <style:text-properties officeooo:rsid="001241eb"/>
    </style:style>
    <style:style style:name="T9" style:family="text">
      <style:text-properties officeooo:rsid="0012d73c"/>
    </style:style>
    <style:style style:name="T10" style:family="text">
      <style:text-properties officeooo:rsid="00145200"/>
    </style:style>
    <style:style style:name="T11" style:family="text">
      <style:text-properties fo:font-size="11pt" style:font-size-asian="11pt" style:font-size-complex="11pt"/>
    </style:style>
    <style:style style:name="T12" style:family="text">
      <style:text-properties fo:font-size="11pt" officeooo:rsid="00274bd4" style:font-size-asian="11pt" style:font-size-complex="11pt"/>
    </style:style>
    <style:style style:name="T13" style:family="text">
      <style:text-properties fo:font-size="11pt" officeooo:rsid="002de1d1" style:font-size-asian="11pt" style:font-size-complex="11pt"/>
    </style:style>
    <style:style style:name="T14" style:family="text">
      <style:text-properties fo:font-size="11pt" officeooo:rsid="00305624" style:font-size-asian="11pt" style:font-size-complex="11pt"/>
    </style:style>
    <style:style style:name="T15" style:family="text">
      <style:text-properties officeooo:rsid="001767ae"/>
    </style:style>
    <style:style style:name="T16" style:family="text">
      <style:text-properties officeooo:rsid="001791f4"/>
    </style:style>
    <style:style style:name="T17" style:family="text">
      <style:text-properties officeooo:rsid="00198890"/>
    </style:style>
    <style:style style:name="T18" style:family="text">
      <style:text-properties officeooo:rsid="001b22c2"/>
    </style:style>
    <style:style style:name="T19" style:family="text">
      <style:text-properties officeooo:rsid="001cbd57"/>
    </style:style>
    <style:style style:name="T20" style:family="text">
      <style:text-properties officeooo:rsid="001e0976"/>
    </style:style>
    <style:style style:name="T21" style:family="text">
      <style:text-properties officeooo:rsid="002001b6"/>
    </style:style>
    <style:style style:name="T22" style:family="text">
      <style:text-properties fo:font-style="italic" style:font-style-asian="italic" style:font-style-complex="italic"/>
    </style:style>
    <style:style style:name="T23" style:family="text">
      <style:text-properties style:font-name-asian="Arial1" style:font-name-complex="Arial1"/>
    </style:style>
    <style:style style:name="T24" style:family="text">
      <style:text-properties officeooo:rsid="00341871" style:font-name-asian="Arial1" style:font-name-complex="Arial1"/>
    </style:style>
    <style:style style:name="T25" style:family="text">
      <style:text-properties officeooo:rsid="003573de" style:font-name-asian="Arial1" style:font-name-complex="Arial1"/>
    </style:style>
    <style:style style:name="T26" style:family="text">
      <style:text-properties officeooo:rsid="003689b9" style:font-name-asian="Arial1" style:font-name-complex="Arial1"/>
    </style:style>
    <style:style style:name="T27" style:family="text">
      <style:text-properties style:font-name="Calibri1" fo:font-size="11pt" style:font-name-asian="Arial1" style:font-size-asian="11pt" style:font-name-complex="Arial1" style:font-size-complex="11pt"/>
    </style:style>
    <style:style style:name="T28" style:family="text">
      <style:text-properties style:font-name="Calibri1" fo:font-size="11pt" officeooo:rsid="00274bd4" style:font-name-asian="Arial1" style:font-size-asian="11pt" style:font-name-complex="Arial1" style:font-size-complex="11pt"/>
    </style:style>
    <style:style style:name="T29" style:family="text">
      <style:text-properties style:font-name="Calibri1" fo:font-size="11pt" officeooo:rsid="003689b9" style:font-name-asian="Arial1" style:font-size-asian="11pt" style:font-name-complex="Arial1" style:font-size-complex="11pt"/>
    </style:style>
    <style:style style:name="T30" style:family="text">
      <style:text-properties style:font-name="Calibri1" fo:font-size="11pt" officeooo:rsid="003826a6" style:font-name-asian="Arial1" style:font-size-asian="11pt" style:font-name-complex="Arial1" style:font-size-complex="11pt"/>
    </style:style>
    <style:style style:name="T31" style:family="text">
      <style:text-properties style:font-name="Calibri1" fo:font-size="11pt" officeooo:rsid="0038d609" style:font-name-asian="Arial1" style:font-size-asian="11pt" style:font-name-complex="Arial1" style:font-size-complex="11pt"/>
    </style:style>
    <style:style style:name="T32" style:family="text">
      <style:text-properties style:font-name="Calibri1" fo:font-size="11pt" officeooo:rsid="002de1d1" style:font-name-asian="Arial1" style:font-size-asian="11pt" style:font-name-complex="Arial1" style:font-size-complex="11pt"/>
    </style:style>
    <style:style style:name="T33" style:family="text">
      <style:text-properties style:font-name="Calibri1" fo:font-size="11pt" officeooo:rsid="003c1064" style:font-name-asian="Arial1" style:font-size-asian="11pt" style:font-name-complex="Arial1" style:font-size-complex="11pt"/>
    </style:style>
    <style:style style:name="T34" style:family="text">
      <style:text-properties style:font-name="Calibri1" fo:font-size="11pt" officeooo:rsid="0049349d" style:font-name-asian="Arial1" style:font-size-asian="11pt" style:font-name-complex="Arial1" style:font-size-complex="11pt"/>
    </style:style>
    <style:style style:name="T35" style:family="text">
      <style:text-properties style:font-name="Calibri1" fo:font-size="11pt" officeooo:rsid="004a015a" style:font-name-asian="Arial1" style:font-size-asian="11pt" style:font-name-complex="Arial1" style:font-size-complex="11pt"/>
    </style:style>
    <style:style style:name="T36" style:family="text">
      <style:text-properties style:font-name="Calibri1" fo:font-size="11pt" officeooo:rsid="004a9c94" style:font-name-asian="Arial1" style:font-size-asian="11pt" style:font-name-complex="Arial1" style:font-size-complex="11pt"/>
    </style:style>
    <style:style style:name="T37" style:family="text">
      <style:text-properties style:font-name="Calibri1" fo:font-size="11pt" officeooo:rsid="004b2b6c" style:font-name-asian="Arial1" style:font-size-asian="11pt" style:font-name-complex="Arial1" style:font-size-complex="11pt"/>
    </style:style>
    <style:style style:name="T38" style:family="text">
      <style:text-properties style:font-name="Calibri1" fo:font-size="11pt" style:font-size-asian="11pt" style:font-size-complex="11pt"/>
    </style:style>
    <style:style style:name="T39" style:family="text">
      <style:text-properties style:font-name="Calibri1" fo:font-size="11pt" fo:font-style="italic" officeooo:rsid="0038d609" style:font-name-asian="Arial1" style:font-size-asian="11pt" style:font-style-asian="italic" style:font-name-complex="Arial1" style:font-size-complex="11pt" style:font-style-complex="italic"/>
    </style:style>
    <style:style style:name="T40" style:family="text">
      <style:text-properties style:font-name="Calibri1" fo:font-size="11pt" fo:font-style="italic" officeooo:rsid="00396f73" style:font-name-asian="Arial1" style:font-size-asian="11pt" style:font-style-asian="italic" style:font-name-complex="Arial1" style:font-size-complex="11pt" style:font-style-complex="italic"/>
    </style:style>
    <style:style style:name="T41" style:family="text">
      <style:text-properties officeooo:rsid="0022d823"/>
    </style:style>
    <style:style style:name="T42" style:family="text">
      <style:text-properties officeooo:rsid="0024cbd2"/>
    </style:style>
    <style:style style:name="T43" style:family="text">
      <style:text-properties officeooo:rsid="002de1d1"/>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i</text:p>
          </table:table-cell>
          <table:table-cell table:style-name="Tabela1.A1" office:value-type="string">
            <text:p text:style-name="P7"/>
          </table:table-cell>
          <table:table-cell table:style-name="Tabela1.C1" office:value-type="string">
            <text:p text:style-name="P19"><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48">Software Livre e Metodologias Participativas<text:span text:style-name="T5"> – </text:span>ensino e extensão em uma disciplina da Engenharia</text:p>
            <text:p text:style-name="P49">RESUMO</text:p>
          </table:table-cell>
        </table:table-row>
        <table:table-row table:style-name="Tabela1.3">
          <table:table-cell table:style-name="Tabela1.A1" office:value-type="string">
            <text:p text:style-name="P18">Celso Alvear</text:p>
            <text:p text:style-name="P54"><text:a xlink:type="simple" xlink:href="mailto:celsoale@gmail.com" text:style-name="Internet_20_link" text:visited-style-name="Visited_20_Internet_20_Link">celsoale@gmail.com</text:a><text:line-break/><text:span text:style-name="T3">Universidade Federal do Rio de Janeiro – Rio de Janeiro, Brasil.</text:span></text:p>
            <text:p text:style-name="P18">Pedro Braga</text:p>
            <text:p text:style-name="_5f_afiliacao"><text:a xlink:type="simple" xlink:href="mailto:pedrohcb@ufrj.br" text:style-name="Internet_20_link" text:visited-style-name="Visited_20_Internet_20_Link">pedrohcb@ufrj.br</text:a><text:line-break/><text:span text:style-name="T3">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1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5"><text:span text:style-name="_5f_palavras-chave">PALAVRAS-CHAVE:</text:span> Ensino de Engenharia; Engenharia de Software; Software Livre; Design Participativo; Ciência, Tecnologia e Sociedade; Métodos Ágeis</text:p>
            <text:p text:style-name="P15"/>
            <text:p text:style-name="P17"/>
          </table:table-cell>
        </table:table-row>
      </table:table>
      <text:p text:style-name="P22"/>
      <text:p text:style-name="_5f_secao_5f_primaria"/>
      <text:p text:style-name="_5f_secao_5f_primaria"/>
      <text:p text:style-name="_5f_secao_5f_primaria"/>
      <text:p text:style-name="_5f_secao_5f_primaria"><text:soft-page-break/></text:p>
      <text:p text:style-name="_5f_secao_5f_primaria">INTRODUÇÃO</text:p>
      <text:p text:style-name="P71">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69">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69">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69">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69">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6">uma metodologia</text:span> que produz resultados com mais qualidade e menor retrabalho (HIGHSMITH et al, 2001). </text:p>
      <text:p text:style-name="P69">Outra tendência é o crescimento do software livre. Através da disponibilização do código-fonte, esse paradigma permite que muitos possam contribuir na melhoria do software, garantindo assim sua qualidade por uma validação coletiva (STALLMAN, 2012). Hoje o mercado de software livre concorre de igual pra igual <text:soft-page-break/>com o mercado de software proprietário, como é o caso do sistema operacional Linux e do servidor web Apache, o mais usado para hospedar sites no mundo inteiro (GREENSTEIN &amp; NAGLE, 2014).</text:p>
      <text:p text:style-name="P69">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71">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p>
      <text:p text:style-name="P69">Para isso, o percurso de estudo e a avaliação de desempenho dos estudantes segue as seguintes ações: <text:span text:style-name="T9">(</text:span>1) Elaboração de resenhas críticas de textos de apoio aos temas; <text:span text:style-name="T9">(</text:span>2) Presença e participação nos debates e atividades em sala; e <text:span text:style-name="T9">(</text:span>3) Projeto envolvendo levantamento de requisitos, modelamento e desenvolvimento de software livre utilizando metodologias participativas.</text:p>
      <text:p text:style-name="P69">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63">Tempo-<text:span text:style-name="T8">t</text:span>eoria</text:p>
      <text:p text:style-name="P70">Na primeira metade da disciplina, que chamamos tempo-teoria, as aulas são orientadas por debates acerca de <text:span text:style-name="T7">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70">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70"><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64">Tempo-prática</text:p>
      <text:p text:style-name="P23">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23">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65">Tempo-<text:span text:style-name="T15">Avaliação</text:span></text:p>
      <text:p text:style-name="P28">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8">Como forma de contornar esta exigência e dar novos sentidos à avaliação, buscou-se nesta disciplina uma forma de ponderar 3 aspectos para compor a nota final de um/a estudante:</text:p>
      <text:list xml:id="list3157950925" text:style-name="LS1">
        <text:list-item>
          <text:p text:style-name="P68">A avaliação do/a próprio/a educando/a sobre seu desempenho;</text:p>
        </text:list-item>
        <text:list-item>
          <text:p text:style-name="P68">A avaliação dos demais educandos/as sobre seu desempenho;</text:p>
        </text:list-item>
        <text:list-item>
          <text:p text:style-name="P68">A avaliação dos educadores sobre o seu desempenho.</text:p>
        </text:list-item>
      </text:list>
      <text:p text:style-name="P28">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28">É necessário ressaltar o caráter pedagógico da <text:span text:style-name="T10">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33"><text:span text:style-name="T11">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24">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text:span text:style-name="T22">Software</text:span></text:p>
      <text:p text:style-name="P24">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4"/>
      <text:p text:style-name="P47">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47"/>
      <text:p text:style-name="P34"><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25">Um dos recursos de Engenharia de Software utilizados na Disciplina de Software Livre e Metodologias Participativas é a utilização de Métodos Ágeis, ou seja, um conjunto de ferramentas que facilita o desenvolvimento incremental do Software, para que<text:span text:style-name="T16">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35">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36">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36"/>
      <text:list xml:id="list2690764951" text:style-name="L1">
        <text:list-item>
          <text:p text:style-name="P76">Uso – É a liberdade de utilizar o software para qualquer propósito definido pelo usuário;</text:p>
        </text:list-item>
        <text:list-item>
          <text:p text:style-name="P76">Modificações – Fazer modificações do software para seu determinado interesse e ter seu código-fonte aberto;</text:p>
        </text:list-item>
        <text:list-item>
          <text:p text:style-name="P76">Cópias e Redistribuições – Permitir que a modificação do software feita pelo usuário no código-fonte seja replicada para qualquer pessoa que possua o mesmo interesse;</text:p>
        </text:list-item>
        <text:list-item>
          <text:p text:style-name="P76">Aperfeiçoamento – Permitir a otimização e aperfeiçoamento feito por terceiros no software.</text:p>
          <text:p text:style-name="P76"/>
        </text:list-item>
      </text:list>
      <text:p text:style-name="P42">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44"/>
      <text:p text:style-name="P21">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36">Existem diversas comunidades de Software Livre espalhadas pelo mundo, compartilhando projetos na internet e trabalhando em conjunto para aprimorar e <text:span text:style-name="T17">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36"/>
      <text:p text:style-name="P43">[<text:span text:style-name="T19">…</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45"/>
      <text:p text:style-name="P21">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18">versões do</text:span> Fedora são lançadas, as traduções para “Português do Brasil” são lançadas rapidamente. </text:p>
      <text:p text:style-name="P36">O objetivo da Disciplina ao utilizar o conceito de <text:span text:style-name="T22">Software</text:span>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34">O Design Participativo (<text:span text:style-name="T22">Participatory Design</text:span> ou PD) é uma metologia de desenvolvimento de software que busca aproximar todas as partes envolvidas, incluindo os clientes, no processo de desenvolvimento. No Design Participativo, os demandantes do software são convidados a cooperar com os desenvolvedores, idealmente participando de todas as etapas da produção do <text:soft-page-break/>sistema, desde o levantamento dos requisitos até a validação do produção final. Dessa forma busca-se que o software atenda a todas as demandas dos clientes.</text:p>
      <text:p text:style-name="P24">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24"/>
      <text:p text:style-name="P40">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41">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40">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40"/>
      <text:p text:style-name="P27">Dessa forma, mais do que os métodos e ferramentas do PD, prioriza-se que os alunos atuem a partir dos princípios do PD: (<text:span text:style-name="T20">1</text:span>) As ferramentas são para facilitar o trabalho das pessoas, e não substituí-las; (<text:span text:style-name="T20">2</text:span>) os trabalhadores sabem o que é melhor para si; (<text:span text:style-name="T20">3</text:span>) a percepção e o sentimento dos usuários sobre as tecnologias são tão importante ou mais que a tecnologia em si; e (<text:span text:style-name="T20">4</text:span>) os sistemas computacionais são parte de um contexto de um ambiente de trabalho ou da forma das pessoas se relacionarem (SCHULER &amp; NAMIOKA, 1993, p. <text:span text:style-name="T20">11</text:span>).</text:p>
      <text:p text:style-name="P66">Estudos em ciência, Tecnologia e sociedade (CTS)</text:p>
      <text:p text:style-name="P36">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36">Ao adentrar nos estudos CTS durante a disciplina, permite-se ao estudante o debate de tópicos como o questionamento da neutralidade científica, o fetichismo da tecnologia, a linearidade do progresso e a problematizar o modelo de difusão <text:span text:style-name="T21">tecnológica. Essa experiência em sala de aula portanto contrasta com </text:span><text:soft-page-break/><text:span text:style-name="T21">a visão hegemônica dentro do ensino da engenharia que Ivan da Costa Marques expõe em seu artigo “Engenharias brasileiras e a recepção de fatos e artefatos”</text:span>:</text:p>
      <text:p text:style-name="P36"/>
      <text:p text:style-name="P46">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46"/>
      <text:p text:style-name="P36">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1">‘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P51">RESULTADOS</text:p>
      <text:p text:style-name="P30"><text:span text:style-name="T11">Até o momento da escrita deste trabalho, </text:span><text:span text:style-name="T13">6</text:span><text:span text:style-name="T11"> turmas foram finalizadas (2011/1, 2012/1, 2014/2, </text:span><text:span text:style-name="T13">2015/1, 2016/2 e 2017/2</text:span><text:span text:style-name="T11">). </text:span><text:span text:style-name="T14">É importante ressaltar que a turma de 2016/2 foi a primeira a contar com alunos de mestrado, que a cursaram junto dos da graduação, e que a de 2017/2 foi a primeira a ser oferecida exclusivamente para o mestrado.</text:span><text:span text:style-name="T11">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59">Ano/Semestre</text:p>
          </table:table-cell>
          <table:table-cell table:style-name="Tabela5.A1" office:value-type="string">
            <text:p text:style-name="P58">Número de Estudantes</text:p>
          </table:table-cell>
          <table:table-cell table:style-name="Tabela5.A1" office:value-type="string">
            <text:p text:style-name="P58">Projeto(s<text:span text:style-name="T41">)</text:span></text:p>
          </table:table-cell>
          <table:table-cell table:style-name="Tabela5.A1" office:value-type="string">
            <text:p text:style-name="P62"><text:s text:c="2"/>Cursos Atendidos</text:p>
          </table:table-cell>
        </table:table-row>
        <table:table-row table:style-name="Tabela5.2">
          <table:table-cell table:style-name="Tabela5.A2" office:value-type="string">
            <text:p text:style-name="P55">2011/1</text:p>
          </table:table-cell>
          <table:table-cell table:style-name="Tabela5.B2" office:value-type="string">
            <text:p text:style-name="P56">6</text:p>
          </table:table-cell>
          <table:table-cell table:style-name="Tabela5.C2" office:value-type="string">
            <text:p text:style-name="P56">Sistema de Plenária Virtual</text:p>
          </table:table-cell>
          <table:table-cell table:style-name="Tabela5.D2" office:value-type="string">
            <text:p text:style-name="P57">Eng. Eletrônica e de Computação <text:span text:style-name="T43">(Graduação)</text:span></text:p>
          </table:table-cell>
        </table:table-row>
        <table:table-row>
          <table:table-cell table:style-name="Tabela5.A3" office:value-type="string">
            <text:p text:style-name="P56">2012/2</text:p>
          </table:table-cell>
          <table:table-cell table:style-name="Tabela5.B3" office:value-type="string">
            <text:p text:style-name="P56">10</text:p>
          </table:table-cell>
          <table:table-cell table:style-name="Tabela5.C3" office:value-type="string">
            <text:p text:style-name="P56">Sistema de Fontes Jornalísticas</text:p>
          </table:table-cell>
          <table:table-cell table:style-name="Tabela5.D3" office:value-type="string">
            <text:p text:style-name="P57">Eng. Eletrônica e de Computação, Eng. de Computação e Informação <text:span text:style-name="T43">(Graduação)</text:span></text:p>
          </table:table-cell>
        </table:table-row>
        <table:table-row>
          <table:table-cell table:style-name="Tabela5.A4" office:value-type="string">
            <text:p text:style-name="P56">2014/2</text:p>
          </table:table-cell>
          <table:table-cell table:style-name="Tabela5.B4" office:value-type="string">
            <text:p text:style-name="P56">20</text:p>
          </table:table-cell>
          <table:table-cell table:style-name="Tabela5.C4" office:value-type="string">
            <text:p text:style-name="P56">Riob.us Relatórios / Sistema de Gestão do NIAC</text:p>
          </table:table-cell>
          <table:table-cell table:style-name="Tabela5.D4" office:value-type="string">
            <text:p text:style-name="P57">Eng. Eletrônica e de Computação, de Computação e Informação, Controle e Automação e Ciência da Computação <text:span text:style-name="T43">(Graduação)</text:span></text:p>
          </table:table-cell>
        </table:table-row>
        <table:table-row table:style-name="Tabela5.5">
          <table:table-cell table:style-name="Tabela5.A5" office:value-type="string">
            <text:p text:style-name="P56">2015/1</text:p>
          </table:table-cell>
          <table:table-cell table:style-name="Tabela5.B5" office:value-type="string">
            <text:p text:style-name="P56">18</text:p>
          </table:table-cell>
          <table:table-cell table:style-name="Tabela5.C5" office:value-type="string">
            <text:p text:style-name="P56">Riob.us / Sistema de Apoio à Comissão de Direitos Humanos da Alerj</text:p>
          </table:table-cell>
          <table:table-cell table:style-name="Tabela5.D5" office:value-type="string">
            <text:p text:style-name="P57">Eng. Eletrônica e de Computação, de Computação e Informação, Controle e Automação e Ciência da Computaçã<text:span text:style-name="T42">o (Graduação)</text:span></text:p>
          </table:table-cell>
        </table:table-row>
        <table:table-row table:style-name="Tabela5.5">
          <table:table-cell table:style-name="Tabela5.A6" office:value-type="string">
            <text:p text:style-name="P60">2016/2</text:p>
          </table:table-cell>
          <table:table-cell table:style-name="Tabela5.B6" office:value-type="string">
            <text:p text:style-name="P61">10</text:p>
          </table:table-cell>
          <table:table-cell table:style-name="Tabela5.C6" office:value-type="string">
            <text:p text:style-name="P60">Nandu <text:s/>(sistema de linha do tempo para apoio didático a professores de história)</text:p>
          </table:table-cell>
          <table:table-cell table:style-name="Tabela5.D6" office:value-type="string">
            <text:p text:style-name="P60">Eng. Eletrônica e de Computação, de Computação e Informação, Controle e Automação e Ciência da Computaçã<text:span text:style-name="T42">o <text:s/></text:span>(Graduação)</text:p>
            <text:p text:style-name="P60">Mestrado Profissional em Tecnologia para o Desenvolvimento Social (Mestrado)</text:p>
          </table:table-cell>
        </table:table-row>
        <table:table-row table:style-name="Tabela5.5">
          <table:table-cell table:style-name="Tabela5.A7" office:value-type="string">
            <text:p text:style-name="P60">2017/2</text:p>
          </table:table-cell>
          <table:table-cell table:style-name="Tabela5.B7" office:value-type="string">
            <text:p text:style-name="P61">8</text:p>
          </table:table-cell>
          <table:table-cell table:style-name="Tabela5.C7" office:value-type="string">
            <text:p text:style-name="P60">Sistema de transparência de dados abertos para professores da educação básica</text:p>
          </table:table-cell>
          <table:table-cell table:style-name="Tabela5.D7" office:value-type="string">
            <text:p text:style-name="P60">Mestrado Profissional em Tecnologia para o Desenvolvimento Social (Mestrado)</text:p>
          </table:table-cell>
        </table:table-row>
      </table:table>
      <text:p text:style-name="P37">Tabela <text:sequence text:ref-name="refTable0" text:name="Table" text:formula="ooow:Table+1" style:num-format="1">1</text:sequence>- Número de Estudantes e cursos inscritos nas Disciplinas nos semestres oferecidos</text:p>
      <text:p text:style-name="P26"><text:soft-page-break/><text:span text:style-name="T27">Na primeira turma, </text:span><text:span text:style-name="T38">o</text:span><text:span text:style-name="T27"> projeto realizad</text:span><text:span text:style-name="T38">o foi </text:span><text:span text:style-name="T27">de um sistema de Plenárias Virtuais (</text:span><text:a xlink:type="simple" xlink:href="http://sisplev.sourceforge.net/" text:style-name="Internet_20_link" text:visited-style-name="Visited_20_Internet_20_Link"><text:span text:style-name="T38">http</text:span></text:a><text:a xlink:type="simple" xlink:href="http://sisplev.sourceforge.net/" text:style-name="Internet_20_link" text:visited-style-name="Visited_20_Internet_20_Link"><text:span text:style-name="T38">://</text:span></text:a><text:a xlink:type="simple" xlink:href="http://sisplev.sourceforge.net/" text:style-name="Internet_20_link" text:visited-style-name="Visited_20_Internet_20_Link"><text:span text:style-name="T38">sisplev</text:span></text:a><text:a xlink:type="simple" xlink:href="http://sisplev.sourceforge.net/" text:style-name="Internet_20_link" text:visited-style-name="Visited_20_Internet_20_Link"><text:span text:style-name="T38">.</text:span></text:a><text:a xlink:type="simple" xlink:href="http://sisplev.sourceforge.net/" text:style-name="Internet_20_link" text:visited-style-name="Visited_20_Internet_20_Link"><text:span text:style-name="T38">sourceforge</text:span></text:a><text:a xlink:type="simple" xlink:href="http://sisplev.sourceforge.net/" text:style-name="Internet_20_link" text:visited-style-name="Visited_20_Internet_20_Link"><text:span text:style-name="T38">.</text:span></text:a><text:a xlink:type="simple" xlink:href="http://sisplev.sourceforge.net/" text:style-name="Internet_20_link" text:visited-style-name="Visited_20_Internet_20_Link"><text:span text:style-name="T38">net</text:span></text:a><text:a xlink:type="simple" xlink:href="http://sisplev.sourceforge.net/" text:style-name="Internet_20_link" text:visited-style-name="Visited_20_Internet_20_Link"><text:span text:style-name="T38">/</text:span></text:a><text:span text:style-name="T27">). Foram realizadas entrevi</text:span><text:span text:style-name="T38">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27">adaptar um software já existente (Big Blue Button), contudo o tempo para entender o código dele não </text:span><text:span text:style-name="T38">foi</text:span><text:span text:style-name="T27"> suficiente. </text:span></text:p>
      <text:p text:style-name="P26"><text:span text:style-name="T38">A</text:span><text:span text:style-name="T27"> segunda turma recebeu a demanda da </text:span><text:span text:style-name="T28">Superintendência</text:span><text:span text:style-name="T27"> Geral de Comunicação Social da UFRJ (SGCOMS), e ao final </text:span><text:span text:style-name="T38">foi implementado </text:span><text:span text:style-name="T27">o sistema de fontes jornalisticas que atualmente está e</text:span><text:span text:style-name="T38">m</text:span><text:span text:style-name="T27"> uso pelo </text:span><text:span text:style-name="T38">órgão </text:span><text:span text:style-name="T27">(</text:span><text:a xlink:type="simple" xlink:href="https://bitbucket.org/celsoale/slmp-fontes" text:style-name="Internet_20_link" text:visited-style-name="Visited_20_Internet_20_Link"><text:span text:style-name="T38">https://bitbucket.org/celsoale/slmp-fontes</text:span></text:a><text:span text:style-name="T27">).</text:span></text:p>
      <text:p text:style-name="P26"><text:span text:style-name="T38">Em 2014/2</text:span><text:span text:style-name="T27">, devido </text:span><text:span text:style-name="T38">ao maior </text:span><text:span text:style-name="T27">número de alunos</text:span><text:span text:style-name="T38">, </text:span><text:span text:style-name="T27">trabalh</text:span><text:span text:style-name="T38">ou-se em </text:span><text:span text:style-name="T27">dois times. Um deles desenvolveu o sistema Riob.us/relatórios (</text:span><text:a xlink:type="simple" xlink:href="https://github.com/RioBus/analytics" text:style-name="Internet_20_link" text:visited-style-name="Visited_20_Internet_20_Link"><text:span text:style-name="T38">https</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github</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com</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RioBus</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analytics</text:span></text:a><text:span text:style-name="T27">) e o outro o sistema de gestão do NIAC (</text:span><text:a xlink:type="simple" xlink:href="https://github.com/NandoFire/plataforma-niac-slmp" text:style-name="Internet_20_link" text:visited-style-name="Visited_20_Internet_20_Link"><text:span text:style-name="T38">https</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github</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com</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NandoFire</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plataforma</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niac</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slmp</text:span></text:a><text:span text:style-name="T27">), descritos na seç</text:span><text:span text:style-name="T38">ão anterior</text:span><text:span text:style-name="T27">. Ambos os sistemas se transformaram em projeto de extens</text:span><text:span text:style-name="T38">ã</text:span><text:span text:style-name="T27">o do Núcleo de Solidariedade Técnica (SOLTEC/UFRJ), que dispõe de um bolsista para cada projeto responsável por seguir melhorando, dando </text:span><text:span text:style-name="T28">manutenção</text:span><text:span text:style-name="T27"> e dialogando com os demandantes. </text:span></text:p>
      <text:p text:style-name="P31">Na turma de 2015/1, <text:span text:style-name="T23">um</text:span><text:span text:style-name="T24"> dos times continuou</text:span><text:span text:style-name="T23"> o desenvolvimento do sistema Riob.us/Relatórios e o outro </text:span><text:span text:style-name="T25">desenvolveu</text:span><text:span text:style-name="T23"> um sistema apoio a Comiss</text:span>ã<text:span text:style-name="T23">o de Defesa dos Direitos Humanos e Cidadania da </text:span><text:span text:style-name="T25">Assembleia</text:span><text:span text:style-name="T23"> Legislativa do Estado do Rio de Janeiro (CDDHC/ALERJ). </text:span><text:span text:style-name="T26">Esse último teve um protótipo e modelamento entregues ao cliente que passou manter o desenvolvimento do sistema por conta própria.</text:span></text:p>
      <text:p text:style-name="P32"><text:span text:style-name="T29">E</text:span><text:span text:style-name="T30">m 201</text:span><text:span text:style-name="T33">6</text:span><text:span text:style-name="T30">/2, a disciplina teve a primeira </text:span><text:span text:style-name="T31">experiência em combinar alunos de graduação com alunos do </text:span><text:span text:style-name="T32">Mestrado Profissional em Tecnologia para o Desenvolvimento Social. </text:span><text:span text:style-name="T31">Devido ao menor número de alunos, a turma inteira trabalhou em um único projeto: o desenvolvimento de um software para uso em salas de aula da educação básica por professores de história para a criação de linhas do tempo interativas. O produto final foi batizado de </text:span><text:span text:style-name="T40">Ñ</text:span><text:span text:style-name="T39">andu,</text:span><text:span text:style-name="T31"> disponível para download no </text:span><text:span text:style-name="T39">GitHub</text:span><text:span text:style-name="T31"> (</text:span><text:a xlink:type="simple" xlink:href="https://github.com/SLMP/linhaDoTempo" text:style-name="Internet_20_link" text:visited-style-name="Visited_20_Internet_20_Link"><text:span text:style-name="T31">https://github.com/SLMP/linhaDoTempo</text:span></text:a><text:span text:style-name="T31">).</text:span></text:p>
      <text:p text:style-name="P72"><text:span text:style-name="T31">E</text:span><text:span text:style-name="T27">m 2017/2, em decorrência de incompatibilidades nos horários e calendários da graduação e da pós-graduação decidiu-se por abrir a turma apenas para alunos do mestrado. </text:span><text:span text:style-name="T34">Essa </text:span><text:span text:style-name="T35">turma teve duas particularidades: (i) foi composta majoritariamente (6 alunos dentre os 8) por professores da educação básica; e (ii) apenas um dos alunos tinha experiência prévia com programação. Dessa forma além dos tópicos tradicionalmente ensinados na disciplina, conforme já descrito previamente no presente artigo, também tivemos que introduzir os alunos na programação. Para isso foram </text:span><text:span text:style-name="T37">ensinadas</text:span><text:span text:style-name="T35"> as linguagens de programação L</text:span><text:span text:style-name="T36">ogo e Python, essa última sendo usada no projeto final da disciplina</text:span><text:span text:style-name="T37">, que fora um software para smartphones que realizava a leitura de bases de dados abertas e produzia gráficos. O público-alvo desse produto seriam professores da educação básica que usariam a ferramenta para propor políticas públicas para as secretarias de educação do estado e municípios. </text:span></text:p>
      <text:p text:style-name="P73"/>
      <text:p text:style-name="P52"><text:soft-page-break/>Considerações finais</text:p>
      <text:p text:style-name="P29">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75"><text:span text:style-name="T11">Os desafios a enfrentar em direção </text:span><text:span text:style-name="T12">a uma</text:span><text:span text:style-name="T11">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de professores engajados e se insira nos cursos de forma estrutural. Com este relato, esperamos contribuir para este debate e inspirar novos métodos no ensino de Engenharia.</text:span></text:p>
      <text:p text:style-name="P74"><text:span text:style-name="T11"/></text:p>
      <text:p text:style-name="P67"/>
      <text:p text:style-name="P5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
          </table:table-cell>
          <table:table-cell table:style-name="Tabela3.A1" office:value-type="string">
            <text:p text:style-name="P8"/>
          </table:table-cell>
          <table:table-cell table:style-name="Tabela3.C1" office:value-type="string">
            <text:p text:style-name="P48"><text:span text:style-name="T2">Title of article in E</text:span><text:bookmark text:name="_GoBack"/><text:span text:style-name="T2">nglish</text:span></text:p>
            <text:p text:style-name="P50"><text:soft-page-break/>ABSTRACT</text:p>
          </table:table-cell>
        </table:table-row>
        <table:table-row table:style-name="Tabela3.2">
          <table:table-cell table:style-name="Tabela3.A1" office:value-type="string">
            <text:p text:style-name="P14"/>
          </table:table-cell>
          <table:table-cell table:style-name="Tabela3.A1" office:value-type="string">
            <text:p text:style-name="P13"/>
          </table:table-cell>
          <table:table-cell table:style-name="Tabela3.A1" office:value-type="string">
            <text:p text:style-name="P1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p>
            <text:p text:style-name="P16"/>
            <text:p text:style-name="P15"><text:span text:style-name="_5f_palavras-chave"><text:span text:style-name="T2">KEYWORDS:</text:span></text:span><text:span text:style-name="T2"> </text:span><text:span text:style-name="T4">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1"><draw:image xlink:href="Pictures/100000000000092A000000F86BFD3EF964AB1890.png" xlink:type="simple" xlink:show="embed" xlink:actuate="onLoad" loext:mime-type="image/png"/></draw:frame><draw:frame draw:style-name="Mfr2" draw:name="Imagem 13" text:anchor-type="as-char" svg:width="20.001cm" svg:height="0.067cm" draw:z-index="23"><draw:image xlink:href="Pictures/100000000000092A00000008FD1C6ABF3D778EF0.jpg" xlink:type="simple" xlink:show="embed" xlink:actuate="onLoad" loext:mime-type="image/jpeg"/></draw:frame></text:p>
      </style:header>
      <style:footer>
        <text:p text:style-name="Standard"><draw:custom-shape text:anchor-type="paragraph" draw:z-index="35" draw:name="Retângulo 52" draw:style-name="Mgr1" draw:text-style-name="MP2" svg:width="2.114cm" svg:height="0.906cm" svg:x="0cm" svg:y="22.872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48"><draw:image xlink:href="Pictures/100000000000092A00000008FD1C6ABF3D778EF0.jpg" xlink:type="simple" xlink:show="embed" xlink:actuate="onLoad" loext:mime-type="image/jpeg"/></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49"><draw:image xlink:href="Pictures/100000000000092B000002083B9B7F9923033009.png" xlink:type="simple" xlink:show="embed" xlink:actuate="onLoad" loext:mime-type="image/png"/></draw:frame></text:p>
      </style:header>
      <style:footer>
        <text:p text:style-name="Standard"><draw:custom-shape text:anchor-type="paragraph" draw:z-index="49" draw:name="Retângulo 49" draw:style-name="Mgr2" draw:text-style-name="MP2" svg:width="2.133cm" svg:height="0.906cm" svg:x="0cm" svg:y="21.451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52"><draw:image xlink:href="Pictures/100000000000092A00000008FD1C6ABF3D778EF0.jpg" xlink:type="simple" xlink:show="embed" xlink:actuate="onLoad" loext:mime-type="image/jpeg"/></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58</meta:editing-cycles>
    <meta:print-date>2016-05-23T14:09:00</meta:print-date>
    <meta:creation-date>2016-08-11T15:12:00</meta:creation-date>
    <dc:date>2018-02-19T21:45:56.418000000</dc:date>
    <meta:editing-duration>PT10H44M30S</meta:editing-duration>
    <meta:generator>LibreOffice/5.4.1.2$Windows_X86_64 LibreOffice_project/ea7cb86e6eeb2bf3a5af73a8f7777ac570321527</meta:generator>
    <meta:document-statistic meta:table-count="4" meta:image-count="5" meta:object-count="0" meta:page-count="13" meta:paragraph-count="122" meta:word-count="4704" meta:character-count="31057" meta:non-whitespace-character-count="264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